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tri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ATU000000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2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6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7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8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4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5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8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9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2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20112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02230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1100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3946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4167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6622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6370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32249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57755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5602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6097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6171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92889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6750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7855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8302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84205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85164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936450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25270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36660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37162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57663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79777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94877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0094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5074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7498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26993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747792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80441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12552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199303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1347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5933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7656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895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92772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34360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48747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7623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727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93818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66640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6889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V6688921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5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7  </text:p>
          </table:table-cell>
          <table:table-cell office:value-type="string" calcext:value-type="string">
            <text:p>invalid</text:p>
          </table:table-cell>
        </table:table-row>
      </table:table>
      <table:table table:name="Denmark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DK100000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1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4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88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293511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84246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86300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947529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02144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034278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16595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44311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1609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31376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76035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7638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61344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65893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75091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79195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832327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87026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1897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2066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2839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9798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055915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111910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25699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27808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32660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44572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71314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7611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889554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4053351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440239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66365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6775891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11869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51424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8805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88146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1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15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30  </text:p>
          </table:table-cell>
          <table:table-cell office:value-type="string" calcext:value-type="string">
            <text:p>invalid</text:p>
          </table:table-cell>
        </table:table-row>
      </table:table>
      <table:table table:name="Germany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DE1111111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329878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38911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41891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94293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19657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21190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5635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63909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8236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85757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89366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95164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05025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250768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66959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82638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849724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29307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51415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51468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66245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604599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845431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9471086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990859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0315965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2070907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30352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482246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71396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232308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24294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63196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620441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694559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729503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752719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27411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31314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552214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9128218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120937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13630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3211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5263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5292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98096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03037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1891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23216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2614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495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40003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55763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11111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3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4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20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6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7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8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1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4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5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6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8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9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206  </text:p>
          </table:table-cell>
          <table:table-cell office:value-type="string" calcext:value-type="string">
            <text:p>invalid</text:p>
          </table:table-cell>
        </table:table-row>
      </table:table>
      <table:table table:name="Fra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FR0000000019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007696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365684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100000015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5520813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51280349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78435906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4494487341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544297730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700000003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900000006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300000007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000000141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800000010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400000020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339389281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472205746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056201677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500000016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252811773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543270125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751486882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931201082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138758917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843871086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941265876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30326504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39189510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40262883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100000004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134384855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240333590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250420785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452786599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539508013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554206530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640047708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32387518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32387518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341830401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44024398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48008130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33896638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643979581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760980341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83993608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849952825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130098661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195450607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451853909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548946554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700000008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13830768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20000001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300000018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453228784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249462869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254206547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340483304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541822810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841499713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95400909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000000002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052467021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600000012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A012345678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A01234567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AB01234567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007696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9000000002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1700000003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4100000004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0100000015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19000000068 </text:p>
          </table:table-cell>
          <table:table-cell office:value-type="string" calcext:value-type="string">
            <text:p> invalid</text:p>
          </table:table-cell>
        </table:table-row>
      </table:table>
      <table:table table:name="GB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GB00047263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5372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54115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7568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8920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4373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50274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17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51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39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434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51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3863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125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34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41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643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31234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32919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41234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51234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612343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7123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812341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91234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1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18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2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2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2127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120359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11123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53370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87221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327102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327102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018648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15277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15814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652876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65287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331094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354103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510635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5106359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170320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509836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67687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727270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2446126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67687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769649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9716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622359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6223598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9549538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982299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542055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78796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787966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9089946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957946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70679191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274265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345496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44281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958788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958788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750935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88984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0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04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GD10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1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39600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494005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592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69000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78811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88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98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1002999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5993973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0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000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103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396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494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592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690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788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886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984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1002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1012345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151514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250344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312344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412344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512343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612343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71234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81234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912341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877920255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53116462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33782011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32808374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71653802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41478021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1234452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10078347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24471893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66936116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1000009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9999994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4900013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7000007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1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99997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14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100000034  </text:p>
          </table:table-cell>
          <table:table-cell office:value-type="string" calcext:value-type="string">
            <text:p>invalid</text:p>
          </table:table-cell>
        </table:table-row>
      </table:table>
      <table:table table:name="Netherlands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  NL01000044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2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3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4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6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7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8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0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1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4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5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6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8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107929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136802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315670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4909665B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503301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62922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1000044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2174541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282979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4780466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7338990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20856012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027291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533267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596931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682579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6925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822462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94421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019583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087633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261137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319577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417051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521600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549809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15201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79312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93784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50297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66780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75481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336324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1000044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2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3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4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205B01  </text:p>
          </table:table-cell>
          <table:table-cell office:value-type="string" calcext:value-type="string">
            <text:p>in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4:51:20.8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09:22:56.623000000</meta:creation-date>
    <dc:date>2021-03-21T11:51:50.318000000</dc:date>
    <meta:editing-duration>PT11M5S</meta:editing-duration>
    <meta:editing-cycles>4</meta:editing-cycles>
    <meta:generator>LibreOffice/7.1.0.3$Windows_X86_64 LibreOffice_project/f6099ecf3d29644b5008cc8f48f42f4a40986e4c</meta:generator>
    <meta:document-statistic meta:table-count="6" meta:cell-count="918" meta:object-count="0"/>
  </office:meta>
</office:document-meta>
</file>